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38EBA9BEC0EB2773.png" manifest:media-type="image/png"/>
  <manifest:file-entry manifest:full-path="Pictures/1000020100000280000001E0888AF81A96F2843C.png" manifest:media-type="image/png"/>
  <manifest:file-entry manifest:full-path="Pictures/1000020100000280000001E08DE513ADE62A1A94.png" manifest:media-type="image/png"/>
  <manifest:file-entry manifest:full-path="Pictures/1000020100000280000001E0C87A24951F8662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3d64"/>
    </style:style>
    <style:style style:name="P2" style:family="paragraph" style:parent-style-name="Standard">
      <style:text-properties officeooo:rsid="00073d64" officeooo:paragraph-rsid="00073d64"/>
    </style:style>
    <style:style style:name="P3" style:family="paragraph" style:parent-style-name="Standard">
      <style:paragraph-properties fo:break-before="page"/>
      <style:text-properties officeooo:paragraph-rsid="00073d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draw:frame draw:style-name="fr2" draw:name="Image1" text:anchor-type="char" svg:width="6.4in" svg:height="4.8in" draw:z-index="0"><draw:image xlink:href="Pictures/1000020100000280000001E0C87A24951F86622D.png" xlink:type="simple" xlink:show="embed" xlink:actuate="onLoad" loext:mime-type="image/png"/></draw:frame></text:p>
      <text:p text:style-name="P1"><draw:frame draw:style-name="fr1" draw:name="Image2" text:anchor-type="char" svg:width="6.4in" svg:height="4.8in" draw:z-index="1"><draw:image xlink:href="Pictures/1000020100000280000001E08DE513ADE62A1A94.png" xlink:type="simple" xlink:show="embed" xlink:actuate="onLoad" loext:mime-type="image/png"/></draw:frame></text:p>
      <text:p text:style-name="P1"><text:soft-page-break/></text:p>
      <text:p text:style-name="P2"><draw:frame draw:style-name="fr1" draw:name="Image5" text:anchor-type="char" svg:width="6.4in" svg:height="4.8in" draw:z-index="4"><draw:image xlink:href="Pictures/1000020100000280000001E0888AF81A96F2843C.png" xlink:type="simple" xlink:show="embed" xlink:actuate="onLoad" loext:mime-type="image/png"/></draw:frame></text:p>
      <text:p text:style-name="P2"><draw:frame draw:style-name="fr2" draw:name="Image3" text:anchor-type="char" svg:width="6.4in" svg:height="4.8in" draw:z-index="2"><draw:image xlink:href="Pictures/1000020100000280000001E0888AF81A96F2843C.png" xlink:type="simple" xlink:show="embed" xlink:actuate="onLoad" loext:mime-type="image/png"/></draw:frame><draw:frame draw:style-name="fr2" draw:name="Image4" text:anchor-type="char" svg:width="6.4in" svg:height="4.8in" draw:z-index="3"><draw:image xlink:href="Pictures/1000020100000280000001E038EBA9BEC0EB27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2:52:22.685907629</meta:creation-date>
    <dc:date>2020-09-15T23:25:51.459698085</dc:date>
    <meta:editing-duration>PT20M42S</meta:editing-duration>
    <meta:editing-cycles>2</meta:editing-cycles>
    <meta:generator>LibreOffice/6.4.5.2$Linux_X86_64 LibreOffice_project/4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